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pitch="variable" style:font-charset="x-symbol"/>
    <style:font-face style:name="StarSymbol1" svg:font-family="StarSymbol"/>
    <style:font-face style:name="Bitstream Vera Sans Mono" svg:font-family="'Bitstream Vera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style:font-name="Bitstream Vera Sans Mono" fo:font-size="10pt" fo:font-style="normal" style:text-underline-style="none" style:font-size-asian="10pt" style:font-style-asian="normal" style:font-size-complex="10pt" style:font-style-complex="normal"/>
    </style:style>
    <style:style style:name="P5" style:family="paragraph" style:parent-style-name="Standard">
      <style:paragraph-properties fo:text-align="center" style:justify-single-word="false"/>
    </style:style>
    <style:style style:name="P6" style:family="paragraph" style:parent-style-name="Codigo">
      <style:text-properties fo:font-style="normal" style:font-style-asian="normal" style:font-style-complex="normal"/>
    </style:style>
    <style:style style:name="P7" style:family="paragraph" style:parent-style-name="Heading_20_1">
      <style:paragraph-properties fo:text-align="center" style:justify-single-word="false"/>
      <style:text-properties fo:font-size="24pt" style:font-size-asian="24pt" style:font-size-complex="24pt"/>
    </style:style>
    <style:style style:name="P8" style:family="paragraph" style:parent-style-name="Heading_20_2">
      <style:paragraph-properties fo:text-align="center" style:justify-single-word="false"/>
    </style:style>
    <style:style style:name="P9" style:family="paragraph" style:parent-style-name="Standard" style:list-style-name="L1"/>
    <style:style style:name="P10" style:family="paragraph" style:parent-style-name="Standard" style:list-style-name="L2">
      <style:text-properties fo:font-size="18pt" style:font-size-asian="18pt" style:font-size-complex="18pt"/>
    </style:style>
    <style:style style:name="P11" style:family="paragraph" style:parent-style-name="Standard" style:list-style-name="L21">
      <style:text-properties fo:font-size="18pt" style:font-size-asian="18pt" style:font-size-complex="18pt"/>
    </style:style>
    <style:style style:name="P12" style:family="paragraph" style:parent-style-name="Standard" style:list-style-name="L3">
      <style:text-properties fo:font-size="18pt" style:text-underline-style="none" style:font-size-asian="18pt" style:font-size-complex="18pt"/>
    </style:style>
    <style:style style:name="P13" style:family="paragraph" style:parent-style-name="Standard" style:list-style-name="L20">
      <style:text-properties fo:font-size="18pt" fo:font-style="normal" style:text-underline-style="none" style:font-size-asian="18pt" style:font-style-asian="normal" style:font-size-complex="18pt" style:font-style-complex="normal"/>
    </style:style>
    <style:style style:name="P14" style:family="paragraph" style:parent-style-name="Standard" style:list-style-name="L4">
      <style:text-properties fo:font-size="16pt" style:text-underline-style="none" style:font-size-asian="16pt" style:font-size-complex="16pt"/>
    </style:style>
    <style:style style:name="P15" style:family="paragraph" style:parent-style-name="Standard" style:list-style-name="L11">
      <style:text-properties fo:font-size="16pt" style:font-size-asian="16pt" style:font-size-complex="16pt"/>
    </style:style>
    <style:style style:name="P16" style:family="paragraph" style:parent-style-name="Standard" style:list-style-name="L19">
      <style:text-properties fo:font-size="16pt" fo:font-style="normal" style:text-underline-style="none" style:font-size-asian="16pt" style:font-style-asian="normal" style:font-size-complex="16pt" style:font-style-complex="normal"/>
    </style:style>
    <style:style style:name="P17" style:family="paragraph" style:parent-style-name="Standard">
      <style:text-properties style:text-underline-style="none"/>
    </style:style>
    <style:style style:name="P18" style:family="paragraph" style:parent-style-name="Standard" style:list-style-name="L4">
      <style:text-properties style:text-underline-style="none"/>
    </style:style>
    <style:style style:name="P19" style:family="paragraph" style:parent-style-name="Standard">
      <style:text-properties fo:font-style="normal" style:text-underline-style="none" style:font-style-asian="normal" style:font-style-complex="normal"/>
    </style:style>
    <style:style style:name="P20" style:family="paragraph" style:parent-style-name="Standard" style:list-style-name="L5">
      <style:text-properties fo:font-style="normal" style:text-underline-style="none" style:font-style-asian="normal" style:font-style-complex="normal"/>
    </style:style>
    <style:style style:name="P21" style:family="paragraph" style:parent-style-name="Standard" style:list-style-name="L13">
      <style:text-properties fo:font-style="normal" style:text-underline-style="none" style:font-style-asian="normal" style:font-style-complex="normal"/>
    </style:style>
    <style:style style:name="P22" style:family="paragraph" style:parent-style-name="Standard" style:list-style-name="L14">
      <style:text-properties fo:font-style="normal" style:text-underline-style="none" style:font-style-asian="normal" style:font-style-complex="normal"/>
    </style:style>
    <style:style style:name="P23" style:family="paragraph" style:parent-style-name="Standard" style:list-style-name="L17">
      <style:text-properties fo:font-style="normal" style:text-underline-style="none" style:font-style-asian="normal" style:font-style-complex="normal"/>
    </style:style>
    <style:style style:name="P24" style:family="paragraph" style:parent-style-name="Standard" style:list-style-name="L18">
      <style:text-properties fo:font-style="normal" style:text-underline-style="none" style:font-style-asian="normal" style:font-style-complex="normal"/>
    </style:style>
    <style:style style:name="P25" style:family="paragraph" style:parent-style-name="Standard">
      <style:text-properties fo:font-style="normal" style:text-underline-style="solid" style:text-underline-width="auto" style:text-underline-color="font-color" style:font-style-asian="normal" style:font-style-complex="normal"/>
    </style:style>
    <style:style style:name="P26" style:family="paragraph" style:parent-style-name="Standard">
      <style:text-properties fo:font-style="normal" style:font-style-asian="normal" style:font-style-complex="normal"/>
    </style:style>
    <style:style style:name="P27" style:family="paragraph" style:parent-style-name="Standard" style:list-style-name="L6"/>
    <style:style style:name="P28" style:family="paragraph" style:parent-style-name="Standard" style:list-style-name="L7"/>
    <style:style style:name="P29" style:family="paragraph" style:parent-style-name="Standard" style:list-style-name="L8"/>
    <style:style style:name="P30" style:family="paragraph" style:parent-style-name="Standard" style:list-style-name="L9">
      <style:text-properties fo:font-size="14pt" style:font-size-asian="14pt" style:font-size-complex="14pt"/>
    </style:style>
    <style:style style:name="P31" style:family="paragraph" style:parent-style-name="Standard" style:list-style-name="L10">
      <style:text-properties fo:font-size="14pt" style:font-size-asian="14pt" style:font-size-complex="14pt"/>
    </style:style>
    <style:style style:name="P32" style:family="paragraph" style:parent-style-name="Standard" style:list-style-name="L16">
      <style:text-properties fo:font-size="14pt" fo:font-style="normal" style:text-underline-style="none" style:font-size-asian="14pt" style:font-style-asian="normal" style:font-size-complex="14pt" style:font-style-complex="normal"/>
    </style:style>
    <style:style style:name="P33" style:family="paragraph" style:parent-style-name="Standard" style:list-style-name="L12"/>
    <style:style style:name="P34" style:family="paragraph" style:parent-style-name="Standard" style:list-style-name="L15"/>
    <style:style style:name="P35" style:family="paragraph" style:parent-style-name="Standard" style:list-style-name="L22"/>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ize="14pt" style:font-size-asian="14pt" style:font-size-complex="14pt"/>
    </style:style>
    <text:list-style style:name="L1">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text:start-value="2">
        <style:list-level-properties text:space-before="0.635cm" text:min-label-width="0.635cm"/>
      </text:list-level-style-number>
      <text:list-level-style-number text:level="2" text:style-name="Numbering_20_Symbols" style:num-format="1" text:display-levels="2">
        <style:list-level-properties text:space-before="0.741cm" text:min-label-width="0.635cm"/>
      </text:list-level-style-number>
      <text:list-level-style-number text:level="3" style:num-suffix="." style:num-format="1" text:display-levels="3">
        <style:list-level-properties text:space-before="0.847cm" text:min-label-width="0.635cm"/>
      </text:list-level-style-number>
      <text:list-level-style-number text:level="4" style:num-suffix="." style:num-format="1" text:display-levels="4">
        <style:list-level-properties text:space-before="0.953cm" text:min-label-width="0.635cm"/>
      </text:list-level-style-number>
      <text:list-level-style-number text:level="5" style:num-suffix="." style:num-format="1" text:display-levels="5">
        <style:list-level-properties text:space-before="1.058cm" text:min-label-width="0.635cm"/>
      </text:list-level-style-number>
      <text:list-level-style-number text:level="6" style:num-suffix="." style:num-format="1" text:display-levels="6">
        <style:list-level-properties text:space-before="1.164cm" text:min-label-width="0.635cm"/>
      </text:list-level-style-number>
      <text:list-level-style-number text:level="7" style:num-suffix="." style:num-format="1" text:display-levels="7">
        <style:list-level-properties text:space-before="1.27cm" text:min-label-width="0.635cm"/>
      </text:list-level-style-number>
      <text:list-level-style-number text:level="8" style:num-suffix="." style:num-format="1" text:display-levels="8">
        <style:list-level-properties text:space-before="1.376cm" text:min-label-width="0.635cm"/>
      </text:list-level-style-number>
      <text:list-level-style-number text:level="9" style:num-suffix="." style:num-format="1" text:display-levels="9">
        <style:list-level-properties text:space-before="1.482cm" text:min-label-width="0.635cm"/>
      </text:list-level-style-number>
      <text:list-level-style-number text:level="10" style:num-suffix="." style:num-format="1" text:display-levels="10">
        <style:list-level-properties text:space-before="1.588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text:start-value="2">
        <style:list-level-properties text:min-label-width="0.635cm"/>
      </text:list-level-style-number>
      <text:list-level-style-number text:level="2" text:style-name="Numbering_20_Symbols" style:num-suffix="." style:num-format="1" text:display-levels="2">
        <style:list-level-properties text:space-before="0.053cm" text:min-label-width="0.635cm"/>
      </text:list-level-style-number>
      <text:list-level-style-number text:level="3" text:style-name="Numbering_20_Symbols" style:num-format="1" text:display-levels="3">
        <style:list-level-properties text:space-before="0.106cm" text:min-label-width="0.635cm"/>
      </text:list-level-style-number>
      <text:list-level-style-number text:level="4" style:num-suffix="." style:num-format="1" text:display-levels="4">
        <style:list-level-properties text:space-before="0.159cm" text:min-label-width="0.635cm"/>
      </text:list-level-style-number>
      <text:list-level-style-number text:level="5" style:num-suffix="." style:num-format="1" text:display-levels="5">
        <style:list-level-properties text:space-before="0.212cm" text:min-label-width="0.635cm"/>
      </text:list-level-style-number>
      <text:list-level-style-number text:level="6" style:num-suffix="." style:num-format="1" text:display-levels="6">
        <style:list-level-properties text:space-before="0.265cm" text:min-label-width="0.635cm"/>
      </text:list-level-style-number>
      <text:list-level-style-number text:level="7" style:num-suffix="." style:num-format="1" text:display-levels="7">
        <style:list-level-properties text:space-before="0.318cm" text:min-label-width="0.635cm"/>
      </text:list-level-style-number>
      <text:list-level-style-number text:level="8" style:num-suffix="." style:num-format="1" text:display-levels="8">
        <style:list-level-properties text:space-before="0.37cm" text:min-label-width="0.635cm"/>
      </text:list-level-style-number>
      <text:list-level-style-number text:level="9" style:num-suffix="." style:num-format="1" text:display-levels="9">
        <style:list-level-properties text:space-before="0.423cm" text:min-label-width="0.635cm"/>
      </text:list-level-style-number>
      <text:list-level-style-number text:level="10" style:num-suffix="." style:num-format="1" text:display-levels="10">
        <style:list-level-properties text:space-before="0.476cm" text:min-label-width="0.635cm"/>
      </text:list-level-style-number>
    </text:list-style>
    <text:list-style style:name="L7">
      <text:list-level-style-number text:level="1" text:style-name="Numbering_20_Symbols" style:num-suffix="." style:num-format="1" text:start-value="2">
        <style:list-level-properties text:min-label-width="0.635cm"/>
      </text:list-level-style-number>
      <text:list-level-style-number text:level="2" text:style-name="Numbering_20_Symbols" style:num-suffix="." style:num-format="1" text:display-levels="2">
        <style:list-level-properties text:space-before="0.053cm" text:min-label-width="0.635cm"/>
      </text:list-level-style-number>
      <text:list-level-style-number text:level="3" text:style-name="Numbering_20_Symbols" style:num-format="1" text:start-value="2" text:display-levels="3">
        <style:list-level-properties text:space-before="0.106cm" text:min-label-width="0.635cm"/>
      </text:list-level-style-number>
      <text:list-level-style-number text:level="4" style:num-suffix="." style:num-format="1" text:display-levels="4">
        <style:list-level-properties text:space-before="0.159cm" text:min-label-width="0.635cm"/>
      </text:list-level-style-number>
      <text:list-level-style-number text:level="5" style:num-suffix="." style:num-format="1" text:display-levels="5">
        <style:list-level-properties text:space-before="0.212cm" text:min-label-width="0.635cm"/>
      </text:list-level-style-number>
      <text:list-level-style-number text:level="6" style:num-suffix="." style:num-format="1" text:display-levels="6">
        <style:list-level-properties text:space-before="0.265cm" text:min-label-width="0.635cm"/>
      </text:list-level-style-number>
      <text:list-level-style-number text:level="7" style:num-suffix="." style:num-format="1" text:display-levels="7">
        <style:list-level-properties text:space-before="0.318cm" text:min-label-width="0.635cm"/>
      </text:list-level-style-number>
      <text:list-level-style-number text:level="8" style:num-suffix="." style:num-format="1" text:display-levels="8">
        <style:list-level-properties text:space-before="0.37cm" text:min-label-width="0.635cm"/>
      </text:list-level-style-number>
      <text:list-level-style-number text:level="9" style:num-suffix="." style:num-format="1" text:display-levels="9">
        <style:list-level-properties text:space-before="0.423cm" text:min-label-width="0.635cm"/>
      </text:list-level-style-number>
      <text:list-level-style-number text:level="10" style:num-suffix="." style:num-format="1" text:display-levels="10">
        <style:list-level-properties text:space-before="0.476cm" text:min-label-width="0.635cm"/>
      </text:list-level-style-number>
    </text:list-style>
    <text:list-style style:name="L8">
      <text:list-level-style-number text:level="1" text:style-name="Numbering_20_Symbols" style:num-suffix="." style:num-format="1" text:start-value="2">
        <style:list-level-properties text:min-label-width="0.635cm"/>
      </text:list-level-style-number>
      <text:list-level-style-number text:level="2" text:style-name="Numbering_20_Symbols" style:num-suffix="." style:num-format="1" text:display-levels="2">
        <style:list-level-properties text:space-before="0.053cm" text:min-label-width="0.635cm"/>
      </text:list-level-style-number>
      <text:list-level-style-number text:level="3" text:style-name="Numbering_20_Symbols" style:num-format="1" text:start-value="3" text:display-levels="3">
        <style:list-level-properties text:space-before="0.106cm" text:min-label-width="0.635cm"/>
      </text:list-level-style-number>
      <text:list-level-style-number text:level="4" style:num-suffix="." style:num-format="1" text:display-levels="4">
        <style:list-level-properties text:space-before="0.159cm" text:min-label-width="0.635cm"/>
      </text:list-level-style-number>
      <text:list-level-style-number text:level="5" style:num-suffix="." style:num-format="1" text:display-levels="5">
        <style:list-level-properties text:space-before="0.212cm" text:min-label-width="0.635cm"/>
      </text:list-level-style-number>
      <text:list-level-style-number text:level="6" style:num-suffix="." style:num-format="1" text:display-levels="6">
        <style:list-level-properties text:space-before="0.265cm" text:min-label-width="0.635cm"/>
      </text:list-level-style-number>
      <text:list-level-style-number text:level="7" style:num-suffix="." style:num-format="1" text:display-levels="7">
        <style:list-level-properties text:space-before="0.318cm" text:min-label-width="0.635cm"/>
      </text:list-level-style-number>
      <text:list-level-style-number text:level="8" style:num-suffix="." style:num-format="1" text:display-levels="8">
        <style:list-level-properties text:space-before="0.37cm" text:min-label-width="0.635cm"/>
      </text:list-level-style-number>
      <text:list-level-style-number text:level="9" style:num-suffix="." style:num-format="1" text:display-levels="9">
        <style:list-level-properties text:space-before="0.423cm" text:min-label-width="0.635cm"/>
      </text:list-level-style-number>
      <text:list-level-style-number text:level="10" style:num-suffix="." style:num-format="1" text:display-levels="10">
        <style:list-level-properties text:space-before="0.476cm" text:min-label-width="0.635cm"/>
      </text:list-level-style-number>
    </text:list-style>
    <text:list-style style:name="L9">
      <text:list-level-style-number text:level="1" text:style-name="Numbering_20_Symbols" style:num-suffix="." style:num-format="1" text:start-value="2">
        <style:list-level-properties text:space-before="0.635cm" text:min-label-width="0.635cm"/>
      </text:list-level-style-number>
      <text:list-level-style-number text:level="2" text:style-name="Numbering_20_Symbols" style:num-suffix="." style:num-format="1" text:display-levels="2">
        <style:list-level-properties text:space-before="0.688cm" text:min-label-width="0.635cm"/>
      </text:list-level-style-number>
      <text:list-level-style-number text:level="3" text:style-name="Numbering_20_Symbols" style:num-format="1" text:start-value="4" text:display-levels="3">
        <style:list-level-properties text:space-before="0.741cm" text:min-label-width="0.635cm"/>
      </text:list-level-style-number>
      <text:list-level-style-number text:level="4" style:num-suffix="." style:num-format="1" text:display-levels="4">
        <style:list-level-properties text:space-before="0.794cm" text:min-label-width="0.635cm"/>
      </text:list-level-style-number>
      <text:list-level-style-number text:level="5" style:num-suffix="." style:num-format="1" text:display-levels="5">
        <style:list-level-properties text:space-before="0.847cm" text:min-label-width="0.635cm"/>
      </text:list-level-style-number>
      <text:list-level-style-number text:level="6" style:num-suffix="." style:num-format="1" text:display-levels="6">
        <style:list-level-properties text:space-before="0.9cm" text:min-label-width="0.635cm"/>
      </text:list-level-style-number>
      <text:list-level-style-number text:level="7" style:num-suffix="." style:num-format="1" text:display-levels="7">
        <style:list-level-properties text:space-before="0.953cm" text:min-label-width="0.635cm"/>
      </text:list-level-style-number>
      <text:list-level-style-number text:level="8" style:num-suffix="." style:num-format="1" text:display-levels="8">
        <style:list-level-properties text:space-before="1.005cm" text:min-label-width="0.635cm"/>
      </text:list-level-style-number>
      <text:list-level-style-number text:level="9" style:num-suffix="." style:num-format="1" text:display-levels="9">
        <style:list-level-properties text:space-before="1.058cm" text:min-label-width="0.635cm"/>
      </text:list-level-style-number>
      <text:list-level-style-number text:level="10" style:num-suffix="." style:num-format="1" text:display-levels="10">
        <style:list-level-properties text:space-before="1.111cm" text:min-label-width="0.635cm"/>
      </text:list-level-style-number>
    </text:list-style>
    <text:list-style style:name="L10">
      <text:list-level-style-number text:level="1" text:style-name="Numbering_20_Symbols" style:num-suffix="." style:num-format="1" text:start-value="2">
        <style:list-level-properties text:min-label-width="0.635cm"/>
      </text:list-level-style-number>
      <text:list-level-style-number text:level="2" text:style-name="Numbering_20_Symbols" style:num-suffix="." style:num-format="1" text:display-levels="2">
        <style:list-level-properties text:space-before="0.677cm" text:min-label-width="0.635cm"/>
      </text:list-level-style-number>
      <text:list-level-style-number text:level="3" text:style-name="Numbering_20_Symbols" style:num-suffix="." style:num-format="1" text:start-value="5" text:display-levels="3">
        <style:list-level-properties text:space-before="1.355cm" text:min-label-width="0.635cm"/>
      </text:list-level-style-number>
      <text:list-level-style-number text:level="4" style:num-suffix="." style:num-format="1" text:display-levels="4">
        <style:list-level-properties text:space-before="2.032cm" text:min-label-width="0.635cm"/>
      </text:list-level-style-number>
      <text:list-level-style-number text:level="5" style:num-suffix="." style:num-format="1" text:display-levels="5">
        <style:list-level-properties text:space-before="2.709cm" text:min-label-width="0.635cm"/>
      </text:list-level-style-number>
      <text:list-level-style-number text:level="6" style:num-suffix="." style:num-format="1" text:display-levels="6">
        <style:list-level-properties text:space-before="3.387cm" text:min-label-width="0.635cm"/>
      </text:list-level-style-number>
      <text:list-level-style-number text:level="7" style:num-suffix="." style:num-format="1" text:display-levels="7">
        <style:list-level-properties text:space-before="4.064cm" text:min-label-width="0.635cm"/>
      </text:list-level-style-number>
      <text:list-level-style-number text:level="8" style:num-suffix="." style:num-format="1" text:display-levels="8">
        <style:list-level-properties text:space-before="4.741cm" text:min-label-width="0.635cm"/>
      </text:list-level-style-number>
      <text:list-level-style-number text:level="9" style:num-suffix="." style:num-format="1" text:display-levels="9">
        <style:list-level-properties text:space-before="5.419cm" text:min-label-width="0.635cm"/>
      </text:list-level-style-number>
      <text:list-level-style-number text:level="10" style:num-suffix="." style:num-format="1" text:display-levels="10">
        <style:list-level-properties text:space-before="6.096cm" text:min-label-width="0.635cm"/>
      </text:list-level-style-number>
    </text:list-style>
    <text:list-style style:name="L11">
      <text:list-level-style-number text:level="1" text:style-name="Numbering_20_Symbols" style:num-suffix="." style:num-format="1" text:start-value="2">
        <style:list-level-properties text:space-before="0.635cm" text:min-label-width="0.635cm"/>
      </text:list-level-style-number>
      <text:list-level-style-number text:level="2" text:style-name="Numbering_20_Symbols" style:num-format="1" text:start-value="2" text:display-levels="2">
        <style:list-level-properties text:space-before="0.741cm" text:min-label-width="0.635cm"/>
      </text:list-level-style-number>
      <text:list-level-style-number text:level="3" style:num-suffix="." style:num-format="1" text:display-levels="3">
        <style:list-level-properties text:space-before="0.847cm" text:min-label-width="0.635cm"/>
      </text:list-level-style-number>
      <text:list-level-style-number text:level="4" style:num-suffix="." style:num-format="1" text:display-levels="4">
        <style:list-level-properties text:space-before="0.953cm" text:min-label-width="0.635cm"/>
      </text:list-level-style-number>
      <text:list-level-style-number text:level="5" style:num-suffix="." style:num-format="1" text:display-levels="5">
        <style:list-level-properties text:space-before="1.058cm" text:min-label-width="0.635cm"/>
      </text:list-level-style-number>
      <text:list-level-style-number text:level="6" style:num-suffix="." style:num-format="1" text:display-levels="6">
        <style:list-level-properties text:space-before="1.164cm" text:min-label-width="0.635cm"/>
      </text:list-level-style-number>
      <text:list-level-style-number text:level="7" style:num-suffix="." style:num-format="1" text:display-levels="7">
        <style:list-level-properties text:space-before="1.27cm" text:min-label-width="0.635cm"/>
      </text:list-level-style-number>
      <text:list-level-style-number text:level="8" style:num-suffix="." style:num-format="1" text:display-levels="8">
        <style:list-level-properties text:space-before="1.376cm" text:min-label-width="0.635cm"/>
      </text:list-level-style-number>
      <text:list-level-style-number text:level="9" style:num-suffix="." style:num-format="1" text:display-levels="9">
        <style:list-level-properties text:space-before="1.482cm" text:min-label-width="0.635cm"/>
      </text:list-level-style-number>
      <text:list-level-style-number text:level="10" style:num-suffix="." style:num-format="1" text:display-levels="10">
        <style:list-level-properties text:space-before="1.588cm" text:min-label-width="0.635cm"/>
      </text:list-level-style-number>
    </text:list-style>
    <text:list-style style:name="L12">
      <text:list-level-style-number text:level="1" text:style-name="Numbering_20_Symbols" style:num-suffix="." style:num-format="1" text:start-value="2">
        <style:list-level-properties text:space-before="0.635cm" text:min-label-width="0.635cm"/>
      </text:list-level-style-number>
      <text:list-level-style-number text:level="2" text:style-name="Numbering_20_Symbols" style:num-suffix="." style:num-format="1" text:start-value="2" text:display-levels="2">
        <style:list-level-properties text:space-before="0.688cm" text:min-label-width="0.635cm"/>
      </text:list-level-style-number>
      <text:list-level-style-number text:level="3" text:style-name="Numbering_20_Symbols" style:num-format="1" text:display-levels="3">
        <style:list-level-properties text:space-before="0.741cm" text:min-label-width="0.635cm"/>
      </text:list-level-style-number>
      <text:list-level-style-number text:level="4" style:num-suffix="." style:num-format="1" text:display-levels="4">
        <style:list-level-properties text:space-before="0.794cm" text:min-label-width="0.635cm"/>
      </text:list-level-style-number>
      <text:list-level-style-number text:level="5" style:num-suffix="." style:num-format="1" text:display-levels="5">
        <style:list-level-properties text:space-before="0.847cm" text:min-label-width="0.635cm"/>
      </text:list-level-style-number>
      <text:list-level-style-number text:level="6" style:num-suffix="." style:num-format="1" text:display-levels="6">
        <style:list-level-properties text:space-before="0.9cm" text:min-label-width="0.635cm"/>
      </text:list-level-style-number>
      <text:list-level-style-number text:level="7" style:num-suffix="." style:num-format="1" text:display-levels="7">
        <style:list-level-properties text:space-before="0.953cm" text:min-label-width="0.635cm"/>
      </text:list-level-style-number>
      <text:list-level-style-number text:level="8" style:num-suffix="." style:num-format="1" text:display-levels="8">
        <style:list-level-properties text:space-before="1.005cm" text:min-label-width="0.635cm"/>
      </text:list-level-style-number>
      <text:list-level-style-number text:level="9" style:num-suffix="." style:num-format="1" text:display-levels="9">
        <style:list-level-properties text:space-before="1.058cm" text:min-label-width="0.635cm"/>
      </text:list-level-style-number>
      <text:list-level-style-number text:level="10" style:num-suffix="." style:num-format="1" text:display-levels="10">
        <style:list-level-properties text:space-before="1.111cm" text:min-label-width="0.635cm"/>
      </text:list-level-style-number>
    </text:list-style>
    <text:list-style style:name="L13">
      <text:list-level-style-number text:level="1" text:style-name="Numbering_20_Symbols" style:num-suffix="." style:num-format="1" text:start-value="2">
        <style:list-level-properties text:space-before="0.635cm" text:min-label-width="0.635cm"/>
      </text:list-level-style-number>
      <text:list-level-style-number text:level="2" text:style-name="Numbering_20_Symbols" style:num-suffix="." style:num-format="1" text:start-value="2" text:display-levels="2">
        <style:list-level-properties text:space-before="0.688cm" text:min-label-width="0.635cm"/>
      </text:list-level-style-number>
      <text:list-level-style-number text:level="3" text:style-name="Numbering_20_Symbols" style:num-format="1" text:start-value="2" text:display-levels="3">
        <style:list-level-properties text:space-before="0.741cm" text:min-label-width="0.635cm"/>
      </text:list-level-style-number>
      <text:list-level-style-number text:level="4" style:num-suffix="." style:num-format="1" text:display-levels="4">
        <style:list-level-properties text:space-before="0.794cm" text:min-label-width="0.635cm"/>
      </text:list-level-style-number>
      <text:list-level-style-number text:level="5" style:num-suffix="." style:num-format="1" text:display-levels="5">
        <style:list-level-properties text:space-before="0.847cm" text:min-label-width="0.635cm"/>
      </text:list-level-style-number>
      <text:list-level-style-number text:level="6" style:num-suffix="." style:num-format="1" text:display-levels="6">
        <style:list-level-properties text:space-before="0.9cm" text:min-label-width="0.635cm"/>
      </text:list-level-style-number>
      <text:list-level-style-number text:level="7" style:num-suffix="." style:num-format="1" text:display-levels="7">
        <style:list-level-properties text:space-before="0.953cm" text:min-label-width="0.635cm"/>
      </text:list-level-style-number>
      <text:list-level-style-number text:level="8" style:num-suffix="." style:num-format="1" text:display-levels="8">
        <style:list-level-properties text:space-before="1.005cm" text:min-label-width="0.635cm"/>
      </text:list-level-style-number>
      <text:list-level-style-number text:level="9" style:num-suffix="." style:num-format="1" text:display-levels="9">
        <style:list-level-properties text:space-before="1.058cm" text:min-label-width="0.635cm"/>
      </text:list-level-style-number>
      <text:list-level-style-number text:level="10" style:num-suffix="." style:num-format="1" text:display-levels="10">
        <style:list-level-properties text:space-before="1.111cm" text:min-label-width="0.635cm"/>
      </text:list-level-style-number>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5">
      <text:list-level-style-number text:level="1" text:style-name="Numbering_20_Symbols" style:num-suffix="." style:num-format="1" text:start-value="2">
        <style:list-level-properties text:min-label-width="0.635cm"/>
      </text:list-level-style-number>
      <text:list-level-style-number text:level="2" text:style-name="Numbering_20_Symbols" style:num-suffix="." style:num-format="1" text:start-value="2" text:display-levels="2">
        <style:list-level-properties text:space-before="0.452cm" text:min-label-width="0.635cm"/>
      </text:list-level-style-number>
      <text:list-level-style-number text:level="3" text:style-name="Numbering_20_Symbols" style:num-suffix="." style:num-format="1" text:start-value="2" text:display-levels="3">
        <style:list-level-properties text:space-before="0.903cm" text:min-label-width="0.635cm"/>
      </text:list-level-style-number>
      <text:list-level-style-number text:level="4" text:style-name="Numbering_20_Symbols" style:num-format="1" text:start-value="2" text:display-levels="4">
        <style:list-level-properties text:space-before="1.355cm" text:min-label-width="0.635cm"/>
      </text:list-level-style-number>
      <text:list-level-style-number text:level="5" style:num-suffix="." style:num-format="1" text:display-levels="5">
        <style:list-level-properties text:space-before="1.806cm" text:min-label-width="0.635cm"/>
      </text:list-level-style-number>
      <text:list-level-style-number text:level="6" style:num-suffix="." style:num-format="1" text:display-levels="6">
        <style:list-level-properties text:space-before="2.258cm" text:min-label-width="0.635cm"/>
      </text:list-level-style-number>
      <text:list-level-style-number text:level="7" style:num-suffix="." style:num-format="1" text:display-levels="7">
        <style:list-level-properties text:space-before="2.709cm" text:min-label-width="0.635cm"/>
      </text:list-level-style-number>
      <text:list-level-style-number text:level="8" style:num-suffix="." style:num-format="1" text:display-levels="8">
        <style:list-level-properties text:space-before="3.161cm" text:min-label-width="0.635cm"/>
      </text:list-level-style-number>
      <text:list-level-style-number text:level="9" style:num-suffix="." style:num-format="1" text:display-levels="9">
        <style:list-level-properties text:space-before="3.612cm" text:min-label-width="0.635cm"/>
      </text:list-level-style-number>
      <text:list-level-style-number text:level="10" style:num-suffix="." style:num-format="1" text:display-levels="10">
        <style:list-level-properties text:space-before="4.064cm" text:min-label-width="0.635cm"/>
      </text:list-level-style-number>
    </text:list-style>
    <text:list-style style:name="L16">
      <text:list-level-style-number text:level="1" text:style-name="Numbering_20_Symbols" style:num-suffix="." style:num-format="1" text:start-value="2">
        <style:list-level-properties text:space-before="1.27cm" text:min-label-width="0.635cm"/>
      </text:list-level-style-number>
      <text:list-level-style-number text:level="2" text:style-name="Numbering_20_Symbols" style:num-suffix="." style:num-format="1" text:start-value="2" text:display-levels="2">
        <style:list-level-properties text:space-before="1.305cm" text:min-label-width="0.635cm"/>
      </text:list-level-style-number>
      <text:list-level-style-number text:level="3" text:style-name="Numbering_20_Symbols" style:num-suffix="." style:num-format="1" text:start-value="2" text:display-levels="3">
        <style:list-level-properties text:space-before="1.341cm" text:min-label-width="0.635cm"/>
      </text:list-level-style-number>
      <text:list-level-style-number text:level="4" text:style-name="Numbering_20_Symbols" style:num-format="1" text:start-value="3" text:display-levels="4">
        <style:list-level-properties text:space-before="1.376cm" text:min-label-width="0.635cm"/>
      </text:list-level-style-number>
      <text:list-level-style-number text:level="5" style:num-suffix="." style:num-format="1" text:display-levels="5">
        <style:list-level-properties text:space-before="1.411cm" text:min-label-width="0.635cm"/>
      </text:list-level-style-number>
      <text:list-level-style-number text:level="6" style:num-suffix="." style:num-format="1" text:display-levels="6">
        <style:list-level-properties text:space-before="1.446cm" text:min-label-width="0.635cm"/>
      </text:list-level-style-number>
      <text:list-level-style-number text:level="7" style:num-suffix="." style:num-format="1" text:display-levels="7">
        <style:list-level-properties text:space-before="1.482cm" text:min-label-width="0.635cm"/>
      </text:list-level-style-number>
      <text:list-level-style-number text:level="8" style:num-suffix="." style:num-format="1" text:display-levels="8">
        <style:list-level-properties text:space-before="1.517cm" text:min-label-width="0.635cm"/>
      </text:list-level-style-number>
      <text:list-level-style-number text:level="9" style:num-suffix="." style:num-format="1" text:display-levels="9">
        <style:list-level-properties text:space-before="1.552cm" text:min-label-width="0.635cm"/>
      </text:list-level-style-number>
      <text:list-level-style-number text:level="10" style:num-suffix="." style:num-format="1" text:display-levels="10">
        <style:list-level-properties text:space-before="1.588cm" text:min-label-width="0.635cm"/>
      </text:list-level-style-number>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9">
      <text:list-level-style-number text:level="1" text:style-name="Numbering_20_Symbols" style:num-suffix="." style:num-format="1" text:start-value="2">
        <style:list-level-properties text:space-before="0.635cm" text:min-label-width="0.635cm"/>
      </text:list-level-style-number>
      <text:list-level-style-number text:level="2" text:style-name="Numbering_20_Symbols" style:num-format="1" text:start-value="3" text:display-levels="2">
        <style:list-level-properties text:space-before="0.741cm" text:min-label-width="0.635cm"/>
      </text:list-level-style-number>
      <text:list-level-style-number text:level="3" style:num-suffix="." style:num-format="1" text:display-levels="3">
        <style:list-level-properties text:space-before="0.847cm" text:min-label-width="0.635cm"/>
      </text:list-level-style-number>
      <text:list-level-style-number text:level="4" style:num-suffix="." style:num-format="1" text:display-levels="4">
        <style:list-level-properties text:space-before="0.953cm" text:min-label-width="0.635cm"/>
      </text:list-level-style-number>
      <text:list-level-style-number text:level="5" style:num-suffix="." style:num-format="1" text:display-levels="5">
        <style:list-level-properties text:space-before="1.058cm" text:min-label-width="0.635cm"/>
      </text:list-level-style-number>
      <text:list-level-style-number text:level="6" style:num-suffix="." style:num-format="1" text:display-levels="6">
        <style:list-level-properties text:space-before="1.164cm" text:min-label-width="0.635cm"/>
      </text:list-level-style-number>
      <text:list-level-style-number text:level="7" style:num-suffix="." style:num-format="1" text:display-levels="7">
        <style:list-level-properties text:space-before="1.27cm" text:min-label-width="0.635cm"/>
      </text:list-level-style-number>
      <text:list-level-style-number text:level="8" style:num-suffix="." style:num-format="1" text:display-levels="8">
        <style:list-level-properties text:space-before="1.376cm" text:min-label-width="0.635cm"/>
      </text:list-level-style-number>
      <text:list-level-style-number text:level="9" style:num-suffix="." style:num-format="1" text:display-levels="9">
        <style:list-level-properties text:space-before="1.482cm" text:min-label-width="0.635cm"/>
      </text:list-level-style-number>
      <text:list-level-style-number text:level="10" style:num-suffix="." style:num-format="1" text:display-levels="10">
        <style:list-level-properties text:space-before="1.588cm" text:min-label-width="0.635cm"/>
      </text:list-level-style-number>
    </text:list-style>
    <text:list-style style:name="L20">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number text:level="1" text:style-name="Numbering_20_Symbols" style:num-suffix="." style:num-format="1" text:start-value="4">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ARQUITECTURA DE JMX</text:h>
      <text:h text:style-name="P8" text:outline-level="2">Daniel Fernández Núñez</text:h>
      <text:p text:style-name="P5"/>
      <text:h text:style-name="Heading_20_3" text:outline-level="3"/>
      <text:h text:style-name="Heading_20_3" text:outline-level="3">Índice</text:h>
      <text:p text:style-name="Standard"/>
      <text:list text:style-name="L1">
        <text:list-item>
          <text:p text:style-name="P9">Introducción</text:p>
        </text:list-item>
        <text:list-item>
          <text:p text:style-name="P9">Arquitectura de JMX</text:p>
          <text:list>
            <text:list-item>
              <text:p text:style-name="P9">Nivel de instrumentación</text:p>
              <text:list>
                <text:list-item>
                  <text:p text:style-name="P9">Standard MBeans</text:p>
                </text:list-item>
                <text:list-item>
                  <text:p text:style-name="P9">Dynamic MBeans</text:p>
                </text:list-item>
                <text:list-item>
                  <text:p text:style-name="P9">Model MBeans</text:p>
                </text:list-item>
                <text:list-item>
                  <text:p text:style-name="P9">Open MBeans</text:p>
                </text:list-item>
                <text:list-item>
                  <text:p text:style-name="P9">¿Qué son las notificaciones?</text:p>
                </text:list-item>
              </text:list>
            </text:list-item>
            <text:list-item>
              <text:p text:style-name="P9">Nivel de agente</text:p>
              <text:list>
                <text:list-item>
                  <text:p text:style-name="P9">El servidor MBeans</text:p>
                </text:list-item>
                <text:list-item>
                  <text:p text:style-name="P9">Los servicios del agente JMX</text:p>
                  <text:list>
                    <text:list-item>
                      <text:p text:style-name="P9">Servicios de monitorización</text:p>
                    </text:list-item>
                    <text:list-item>
                      <text:p text:style-name="P9">Servicios de temporización</text:p>
                    </text:list-item>
                    <text:list-item>
                      <text:p text:style-name="P9">Servicios de relaciones</text:p>
                    </text:list-item>
                  </text:list>
                </text:list-item>
              </text:list>
            </text:list-item>
            <text:list-item>
              <text:p text:style-name="P9">Nivel de servicios distribuidos</text:p>
            </text:list-item>
          </text:list>
        </text:list-item>
        <text:list-item>
          <text:p text:style-name="P9">Conclusiones</text:p>
        </text:list-item>
        <text:list-item>
          <text:p text:style-name="P9">Bibliografía</text:p>
          <text:list>
            <text:list-header>
              <text:p text:style-name="P9"/>
            </text:list-header>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list text:style-name="L2">
        <text:list-item>
          <text:p text:style-name="P10">Introducción</text:p>
        </text:list-item>
      </text:list>
      <text:p text:style-name="Standard"/>
      <text:p text:style-name="Standard">Monitorizar una aplicación local es bastante sencillo: se puede hacer mediante el uso de logs, una consola para interactuar con la aplicación o las mismas herramientas que nos ofrece el sistema operativo. Sin embargo con la proliferación de las redes aparece la problemática de cómo monitorizar una aplicación remotamente de forma eficiente, cuya dificultad aumenta cuanto más compleja es la aplicación distribuida. Una solución para esta problemática es JMX, Java Management eXtension, un framework diseñado para cumplir con las <text:span text:style-name="T2">necesidades</text:span> de administración de aplicaciones escritas en Java y que a su vez mantiene la compatibilidad con otros estándares de monitorización, como puede ser SNMP (Simple Network Management Protocol), que es el estándar en cuanto a administración de redes empresarial. Gracias a su compatibilidad con Java, uno de los lenguajes más “de moda” en la actualidad, JMX está teniendo una gran aceptación en sistemas embebidos, sistemas empresariales y en telefonía.</text:p>
      <text:p text:style-name="Standard"/>
      <text:p text:style-name="Standard"/>
      <text:p text:style-name="Standard"/>
      <text:list text:style-name="L3">
        <text:list-item>
          <text:p text:style-name="P12">Arquitectura de JMX</text:p>
        </text:list-item>
      </text:list>
      <text:p text:style-name="P1"/>
      <text:p text:style-name="P1">La arquitectura de JMX está dividida en tres capas o niveles: el nivel de instrumentación, el nivel de agente y el nivel de servicios distribuidos o de adaptadores. </text:p>
      <text:p text:style-name="P1"/>
      <text:p text:style-name="P1"/>
      <text:p text:style-name="P1"/>
      <text:list text:style-name="L4">
        <text:list-item>
          <text:list>
            <text:list-item>
              <text:p text:style-name="P14"><text:s text:c="2"/>Nivel de instrumentación</text:p>
            </text:list-item>
          </text:list>
          <text:p text:style-name="P18"/>
        </text:list-item>
      </text:list>
      <text:p text:style-name="P1">El nivel de instrumentación es la capa más cercana a la aplicación en sí. Este nivel consta de cuatro aproximaciones para instrumentar nuestras aplicaciones y los recursos del sistema que pueden ser administrados, además de un modelo de envío y recepción de notificaciones, análogo a las traps de SNMP o las mismas notificaciones de SNMPv2.</text:p>
      <text:p text:style-name="P1"/>
      <text:p text:style-name="P1">Cualquier entidad que vaya ser gestionada deberá ser instrumentada mediante MBeans. Los MBeans <text:s/>son básicamente objetos Java que sirven para representar los recursos que queremos gestionar de modo que puedan ser usados por JMX. Para implementar un MBeans se sigue un patrón en el que se consideran cuatro reglas fundamentales:</text:p>
      <text:p text:style-name="P1"/>
      <text:list text:style-name="L5">
        <text:list-item>
          <text:p>El estado del recurso a instrumentar debe ser completamente definido a partir de funciones set's y get's. Así pues, si tenemos una variable version de solo lectura tendremos una función getVersion(), y si tenemos otra variable numberOfExceptions() de lectura y escritura tendremos que codificar los métodos getNumberOfExceptions y setNumberOfExceptions.<text:span text:style-name="T5"> Esto nos permite declarar estas variables como </text:span><text:span text:style-name="T3">private</text:span><text:span text:style-name="T5">.</text:span></text:p>
        </text:list-item>
        <text:list-item>
          <text:p text:style-name="P20">El recurso debe ser instrumentado siguiendo uno de los tipos de MBeans (Standard, Dynamic, Open o Model) para poder ser administrable mediante JMX.</text:p>
        </text:list-item>
        <text:list-item>
          <text:p text:style-name="P20">El MBeans debe tener al menos un constructor público y</text:p>
        </text:list-item>
        <text:list-item>
          <text:p text:style-name="P20">No puede ser declarado como clase abstracta.</text:p>
        </text:list-item>
      </text:list>
      <text:p text:style-name="P2"/>
      <text:p text:style-name="P2">Un ejemplo de una sencilla implementación de un recurso siguiendo estos cuatro pasos podría ser este:</text:p>
      <text:p text:style-name="P2"/>
      <text:p text:style-name="P2"/>
      <text:p text:style-name="P4"><text:soft-page-break/>public class GenericResource {</text:p>
      <text:p text:style-name="P4"><text:s text:c="2"/>// Version (read-only)</text:p>
      <text:p text:style-name="P4"><text:s text:c="2"/>private String _version = "1.0.1";</text:p>
      <text:p text:style-name="P4"><text:s text:c="2"/>public String getVersion() {</text:p>
      <text:p text:style-name="P4"><text:s text:c="4"/>return _version;</text:p>
      <text:p text:style-name="P4"><text:s text:c="2"/>}</text:p>
      <text:p text:style-name="P4"><text:s text:c="2"/>// NumberOfExceptions (read-write)</text:p>
      <text:p text:style-name="P4"><text:s text:c="2"/>private short _numberOfExceptions;</text:p>
      <text:p text:style-name="P4"><text:s text:c="2"/>public short getNumberOfExceptions() {</text:p>
      <text:p text:style-name="P4"><text:s text:c="4"/>return _numberOfExceptions;</text:p>
      <text:p text:style-name="P6"><text:s text:c="2"/>}</text:p>
      <text:p text:style-name="P4"><text:s text:c="2"/>public void setNumberOfExceptions(short value) {</text:p>
      <text:p text:style-name="P4"><text:s text:c="4"/>_numberOfExceptions = value;</text:p>
      <text:p text:style-name="P4"><text:s text:c="2"/>}</text:p>
      <text:p text:style-name="P4">}</text:p>
      <text:p text:style-name="P2"/>
      <text:p text:style-name="P2"/>
      <text:p text:style-name="P2">Ahora se pasará a describir cada uno de los tipos de MBeans.</text:p>
      <text:p text:style-name="P2"/>
      <text:p text:style-name="P2"/>
      <text:p text:style-name="P2"/>
      <text:list text:style-name="L6">
        <text:list-item>
          <text:list>
            <text:list-item>
              <text:list>
                <text:list-item>
                  <text:p text:style-name="P27"><text:s text:c="2"/><text:span text:style-name="T8">Standard MBeans</text:span></text:p>
                </text:list-item>
              </text:list>
            </text:list-item>
          </text:list>
        </text:list-item>
      </text:list>
      <text:p text:style-name="P2"/>
      <text:p text:style-name="P2">Es el tipo más simple de MBeans que podremos codificar desde cero. Simplemente tendremos que definir la interfaz MBeans como una interfaz Java corriente y despues hacer que nuestro recurso implemente esa interfaz. Teniendo en mente el ejemplo anterior, podremos hacer:</text:p>
      <text:p text:style-name="P2"/>
      <text:p text:style-name="P2"/>
      <text:p text:style-name="P6">public interface GenericResourceMBean {</text:p>
      <text:p text:style-name="P6"><text:s text:c="2"/>// Version (read-only)</text:p>
      <text:p text:style-name="P6"><text:s text:c="2"/>public String getVersion();</text:p>
      <text:p text:style-name="P6"><text:s text:c="2"/>// NumberOfExceptions (read-write)</text:p>
      <text:p text:style-name="P6"><text:s text:c="2"/>public short getNumberOfExceptions();</text:p>
      <text:p text:style-name="P6"><text:s text:c="2"/>public void setNumberOfExceptions(short value);</text:p>
      <text:p text:style-name="P6">}</text:p>
      <text:p text:style-name="P6"/>
      <text:p text:style-name="P6">public class GenericResource implements GenericResourceMBean {</text:p>
      <text:p text:style-name="Codigo"><text:span text:style-name="T5">// Aquí el </text:span><text:span text:style-name="T6">cuerpo</text:span><text:span text:style-name="T5"> de nuestro anterior ejemplo.</text:span></text:p>
      <text:p text:style-name="P6">}</text:p>
      <text:p text:style-name="P6"/>
      <text:p text:style-name="P6"/>
      <text:p text:style-name="Standard"><text:span text:style-name="T5">Hay prestar atención a que el nombre de la interfaz debe terminar en </text:span><text:span text:style-name="T3">Mbean.</text:span><text:span text:style-name="T5"> De esta forma tan simple ya tenemos un recurso administrable mediante JMX, aunque obviamente muy limitado y simple para pertenecer a una aplicación real. También es importante saber que los métodos a los que nos permite acceder el objeto son determinados en el momento de la compilación del mismo y por lo tanto no pueden ser modificados en tiempo de ejecución.</text:span></text:p>
      <text:p text:style-name="P3"/>
      <text:p text:style-name="P3"/>
      <text:p text:style-name="P3"/>
      <text:list text:style-name="L7">
        <text:list-item>
          <text:list>
            <text:list-item>
              <text:list>
                <text:list-item>
                  <text:p text:style-name="P28"><text:s/><text:span text:style-name="T8">Dynamic MBeans</text:span></text:p>
                </text:list-item>
              </text:list>
            </text:list-item>
          </text:list>
        </text:list-item>
      </text:list>
      <text:p text:style-name="P3"/>
      <text:p text:style-name="Standard"><text:span text:style-name="T5">Para usar este tipo debemos implementar una interfaz llamada DynamicMBean en el paquete javax.management que permiten al agente de JMX obtener y asignar valores e invocar callbacks en tiempo de ejecución mediante unas funciones genéricas. Esto </text:span><text:span text:style-name="T6">es muy interesante ya que no necesitamos cambiar el código del recurso para instrumentarlo, vital cuando estamos trabajando con </text:span><text:span text:style-name="T6">una aplicación de terceros de la que no disponemos el código fuente.</text:span></text:p>
      <text:p text:style-name="P2"><text:soft-page-break/></text:p>
      <text:p text:style-name="P2">La estructura del Dynamic MBeans es más compleja que la del Standard:</text:p>
      <text:p text:style-name="P2"/>
      <text:p text:style-name="P2"/>
      <text:p text:style-name="Codigo">package javax.management;</text:p>
      <text:p text:style-name="Codigo">public interface DynamicMBean {</text:p>
      <text:p text:style-name="Codigo"><text:s text:c="2"/>public Object getAttribute(String attribute)</text:p>
      <text:p text:style-name="Codigo"><text:s text:c="4"/>throws AttributeNotFoundException, MBeanException,</text:p>
      <text:p text:style-name="Codigo">ReflectionException;</text:p>
      <text:p text:style-name="Codigo"><text:s text:c="2"/>public void setAttribute(Attribute attribute)</text:p>
      <text:p text:style-name="Codigo"><text:s text:c="4"/>throws AttributeNotFoundException, InvalidAttributeValueException,</text:p>
      <text:p text:style-name="Codigo"><text:s text:c="11"/>MBeanException, ReflectionException;</text:p>
      <text:p text:style-name="Codigo"><text:s text:c="2"/>public AttributeList getAttributes(String[] attributes);</text:p>
      <text:p text:style-name="Codigo"><text:s text:c="2"/>public AttributeList setAttributes(AttributeList attributes);</text:p>
      <text:p text:style-name="Codigo"><text:s text:c="2"/>public Object invoke(String actionName, Object params[], String</text:p>
      <text:p text:style-name="Codigo">signature[])</text:p>
      <text:p text:style-name="Codigo"><text:s text:c="4"/>throws MBeanException, ReflectionException;</text:p>
      <text:p text:style-name="Codigo"><text:s text:c="2"/>public MBeanInfo getMBeanInfo();</text:p>
      <text:p text:style-name="Codigo">}</text:p>
      <text:p text:style-name="Codigo"/>
      <text:p text:style-name="Codigo"/>
      <text:p text:style-name="Standard">Como se puede ver en la interfaz, el elemento crucial aquí es el objeto MBeanInfo, que es una “metaclase” que se contiene toda la información de las clases MBeanConstructorInfo, MBeanAttributeInfo, <text:s/>MBeanParameterInfo, MBeanOperationInfo y MBeanNotificationInfo, en las cuales se codifican, respectivamente, los constructores, atributos, parametros, operaciones y notificaciones. El agente JMX simplemente tiene que hacer un getMBeanInfo() para obtener el objeto MBeanInfo para administrar el registro.</text:p>
      <text:p text:style-name="Standard"/>
      <text:p text:style-name="Standard">De este tipo de MBean derivan los siguientes tipos de los que se hablará: el Model MBean y el Open MBean.</text:p>
      <text:p text:style-name="Standard"/>
      <text:p text:style-name="Standard"/>
      <text:p text:style-name="Standard"/>
      <text:list text:style-name="L8">
        <text:list-item>
          <text:list>
            <text:list-item>
              <text:list>
                <text:list-item>
                  <text:p text:style-name="P29"><text:s text:c="3"/><text:span text:style-name="T8">Model MBean</text:span></text:p>
                </text:list-item>
              </text:list>
            </text:list-item>
          </text:list>
        </text:list-item>
      </text:list>
      <text:p text:style-name="Standard"/>
      <text:p text:style-name="P1">Primero echémosle un vistazo a la interfaz ModelMBean que se pretende usar:</text:p>
      <text:p text:style-name="P1"/>
      <text:p text:style-name="P1"/>
      <text:p text:style-name="Codigo">public interface ModelMBean</text:p>
      <text:p text:style-name="Codigo"><text:s text:c="2"/>extends DynamicMBean,</text:p>
      <text:p text:style-name="Codigo"><text:s text:c="10"/>PersistentMBean,</text:p>
      <text:p text:style-name="Codigo"><text:s text:c="10"/>ModelMBeanNotificationBroadcaster {</text:p>
      <text:p text:style-name="Codigo">public void setModelMBeanInfo(ModelMBeanInfo inModelMBeanInfo)</text:p>
      <text:p text:style-name="Codigo"><text:s text:c="2"/>throws MBeanException, RuntimeOperationsException;</text:p>
      <text:p text:style-name="Codigo">public void setManagedResource(Object mr, String mr_type)</text:p>
      <text:p text:style-name="Codigo"><text:s text:c="2"/>throws MBeanException,</text:p>
      <text:p text:style-name="Codigo"><text:s text:c="9"/>RuntimeOperationsException,</text:p>
      <text:p text:style-name="Codigo"><text:s text:c="9"/>InstanceNotFoundException,</text:p>
      <text:p text:style-name="Codigo"><text:s text:c="9"/>InvalidTargetObjectTypeException;</text:p>
      <text:p text:style-name="Codigo">}</text:p>
      <text:p text:style-name="Codigo"/>
      <text:p text:style-name="Codigo"/>
      <text:p text:style-name="Standard">Como podemos ver en la segunda linea, ModelMBean extiende o hereda de DynamicMBean, lo cual nos indica que este tipo es básicamente un MBean dinámico. <text:span text:style-name="T5">No vamos a usar aquí directamente la metaclase MBeanInfo, sino ModelMBeanInfo, la cual hereda de la anterior añadiendo un descriptor a cada uno de los elementos de la interfaz (atributos, operaciones y </text:span><text:span text:style-name="T5">notificaciones). Estos descriptores son básicamente una lista de pares nombre/valor que describen </text:span><text:soft-page-break/><text:span text:style-name="T5">metadatos adicionales sobre el recurso y ofrecen nuevas funcionalidades: los descriptores controlan cómo <text:s/>los valores de los atributos se almacenan y la persistencia de estos, qué notificaciones son guardadas en un log, dónde se guardan estos logs y más información descriptiva del recurso.</text:span></text:p>
      <text:p text:style-name="P3"/>
      <text:p text:style-name="P3">Como ocurría con ModelMBean, la metaclase ModelMBeanInfo está compuesta por las clases ModelMBeanAttributeInfo, ModelMBeanOperationInfo, ModelMBeanConstructorInfo, y ModelMBeanNotificationInfo que heredan de las correspondientes a ModelMBean.</text:p>
      <text:p text:style-name="Codigo"/>
      <text:p text:style-name="Standard">Se suele optar por este tipo de MBean cuando se necesitan las ventajas de Dynamic MBean pero no se dispone de demasiado tiempo para configurar este aspecto, por lo que optamos por una estructura predefinida como el Model MBean.</text:p>
      <text:p text:style-name="Standard"/>
      <text:p text:style-name="Standard"/>
      <text:p text:style-name="Standard"/>
      <text:list text:style-name="L9">
        <text:list-header>
          <text:p text:style-name="P30">2.1.4 Open MBean</text:p>
        </text:list-header>
      </text:list>
      <text:p text:style-name="Standard"/>
      <text:p text:style-name="Standard">Al usar las aproximaciones Standard, Dynamic o Model de MBean, al usar los atributos, constructores, parametros, operaciones y notificaciones, estamos limitados a los tipos predefinidos de Java (tales como boolean, char, long...), el string y arrays que contienen estos tipos. Sin embargo podríamos querer que nuestro MBeans usase unos tipos más complejos. Open MBean es la respuesta esta necesidad de hacer que MBean sea accesible al más amplio espectro de aplicaciones de administración. </text:p>
      <text:p text:style-name="Standard"/>
      <text:p text:style-name="Standard">Realmente podríamos usar los tipos complejos que nos ofrece Java, pero como estos están en Java bytecode, la aplicación de administración debe de disponer de la opción de leer este tipo de archivos binarios, pero si la aplicación no dispone de esta característica, nuestro MBean sería inútil. Open MBean lo que hace es quitar la responsabilidad de interpretar estos datos a la aplicación de administración, dejando que se ocupe de esto un conjunto de clases Open MBean que pueden de una forma universal describir estos tipos complejos.</text:p>
      <text:p text:style-name="Standard"/>
      <text:p text:style-name="Standard">Todas las Open MBean deben ser una clase que implemente los métodos de una clase abstracta denominada OpenType. Para implementar la deseable complejidad de tipos disponemos ahora de tres nuevos tipos: ArrayType,que nos sirve para crear un array n-dimensional de cualquier tipo Open MBean; CompositeType, que describe una estructura arbitraria compleja de tipos Open MBean; y TabularType, que es una estructura conceptualmente similar al de una tabla de un número ilimitado de filas, donde el tipo de estas queda definido por un CompositeType.</text:p>
      <text:p text:style-name="Standard"/>
      <text:p text:style-name="Standard">Como al final todos los MBean quedan reducidos a estados descritos por un tipo de dato básico, gracias a Open MBean podemos partir de un conjunto complejo de datos y que este MBean nos resuelva las conexiones entre los tipos de datos de diversa complejidad de una forma indirecta. Por ejemplo, queremos instrumentar la clase A como un MBean, pero vemos que A contiene una instancia de una clase B, y esta a su vez contiene otra instancia de una clase C. Pues con Open MBean podemos crear una conexión entre las clases A, B, C sea cual sea la complejidad de su grafo de herencia.</text:p>
      <text:p text:style-name="Standard"/>
      <text:p text:style-name="Standard">Como hacía anteriormente Model MBean, tenemos clases para implementar los atributos, constructores, etc, llamadas <text:s/>OpenMBeanAttributeInfo, OpenMBeanConstructorInfo, etc. Para cada una de estas (menos para las notificaciones) tendremos unas clases de apoyo ( OpenMBeanAttributeInfoSupport, OpenMBeanConstructorInfoSupport, etc) que serán las que se relacionen mediante herencia a las clases del Dynamic MBean.</text:p>
      <text:p text:style-name="Standard"/>
      <text:p text:style-name="Standard"/>
      <text:p text:style-name="Standard"><text:soft-page-break/></text:p>
      <text:list text:style-name="L10">
        <text:list-item>
          <text:list>
            <text:list-item>
              <text:list>
                <text:list-item>
                  <text:p text:style-name="P31">¿Qué son las notificaciones?</text:p>
                </text:list-item>
              </text:list>
            </text:list-item>
          </text:list>
        </text:list-item>
      </text:list>
      <text:p text:style-name="Standard"/>
      <text:p text:style-name="Standard">Como se dijo en la introducción son análogas a las traps de SNMP: cuando algún tipo de recurso falla por alguna razón, sería interesante avisar a otros elementos (como las aplicaciones de administración) del fallo mediante una notificación. Las notificaciones pueden ser usadas para enviar información crítica, aviso o simplemente información del sistema cuando ocurra cierto evento. Básicamente existen dos participantes <text:s/>en el modelo de notificación: el broadcaster, que es el que emite las notificaciones; y el listener, que a través del agente JMX avisa de que quiere recibir ciertas notificaciones y posteriormente las recibe cuando son emitidas por el emisor.</text:p>
      <text:p text:style-name="Standard"/>
      <text:p text:style-name="Standard"/>
      <text:p text:style-name="Standard"/>
      <text:list text:style-name="L11">
        <text:list-item>
          <text:list>
            <text:list-item>
              <text:p text:style-name="P15"><text:s text:c="2"/>El nivel de agente</text:p>
            </text:list-item>
          </text:list>
        </text:list-item>
      </text:list>
      <text:p text:style-name="Standard"/>
      <text:p text:style-name="Standard">El nivel de agente está constituido por dos partes: el servidor MBean y los servicios del agente JMX. El servidor MBean sirve como un registro de MBeans y como medio de comunicación entre estos MBeans y las aplicaciones de administración u otros agentes JMX. Por otra parte, los servicios ofrecidos por el agente JMX permiten funcionalidades adicionales establecidas en la especificación de JMX, tales como la carga dinámica o un planificador.</text:p>
      <text:p text:style-name="Standard"/>
      <text:p text:style-name="Standard"/>
      <text:p text:style-name="Standard"/>
      <text:list text:style-name="L12">
        <text:list-item>
          <text:list>
            <text:list-item>
              <text:list>
                <text:list-item>
                  <text:p text:style-name="P33"><text:s text:c="2"/><text:span text:style-name="T8">El servidor MBean</text:span></text:p>
                </text:list-item>
              </text:list>
            </text:list-item>
          </text:list>
        </text:list-item>
      </text:list>
      <text:p text:style-name="Standard"/>
      <text:p text:style-name="Standard">Este es sin duda el corazón del nivel de agente de JMX. La principal tarea del servidor MBean es la de proporcionar un registro para los MBeans que las aplicaciones de administración usan para monitorizar y controlar los recursos administrables de JMX. Uno de sus objetivos secundarios es ofrecer una interfaz simétrica a los recursos administrables: las aplicaciones de administración interactúan con los MBeans, así como los MBeans interactúan con otros MBeans, obteniendo y estableciendo atributos e invocando operaciones de estos mediante la interfaz <text:span text:style-name="T3">MBeanServer.</text:span></text:p>
      <text:p text:style-name="Standard"/>
      <text:p text:style-name="Standard">Para realizar la comunicación entre <text:span text:style-name="T2">el agente y las instancias de los MBeans, JMX se vale del concepto de </text:span><text:span text:style-name="T4">object name</text:span><text:span text:style-name="T6">, implementado por una clase llamada </text:span><text:span text:style-name="T4">ObjectName</text:span><text:span text:style-name="T6">. Este object name identifica unívocamente una instancia de un MBean dentro del servidor de MBeans, el cual guarda un registro de todos los object name declarados en su interior. Una vez declarados, los object name actúa como un medio de comunicación indirecta entre el agente y el MBean. El servidor MBean hace de enlace con un comportamiento definido por la implementación de la interfaz MBeanServer. Esta relación agente &lt;&gt; servidor MBean &lt;&gt; instancia MBean, podría hacernos pensar en el patrón de diseño MVC (Modelo Vista Controlador), donde la instancia hace de modelo, el servidor de controlador y el agente de vista.</text:span></text:p>
      <text:p text:style-name="P2"/>
      <text:p text:style-name="Standard"><text:span text:style-name="T6">Para obtener una referencia al servidor MBean nos valemos de la clase factoría </text:span><text:span text:style-name="T4">MBeanServerFactory</text:span><text:span text:style-name="T6">. Esta clase está basada en otro patrón de diseño que consiste básicamente en una clase abstracta con unos cuantos métodos definidos y otros que deben implementar otras subclases. La clase que nos ocupa nos proporciona dos metodos: </text:span><text:span text:style-name="T4">createMBeanServer()</text:span><text:span text:style-name="T6">, que como se puede intuir por el nombre crea una instancia un servidor MBean y MBeanServerFactory guarda una referencia interna, la cual es retornada al invocador del método; y </text:span><text:span text:style-name="T4">newMBeanServer()</text:span><text:span text:style-name="T6">, que es básicamente como el anterior solo que la clase MBeanServerFactory no guarda la referencia a esta instancia, con lo que conseguimos que cuando no existan referencias vivas a la instancia el recolector de basura de Java pueda eliminarla, cosa que no ocurre con el primer método hasta que se </text:span><text:span text:style-name="T6">borre la referencia interna de la clase factoría.</text:span></text:p>
      <text:p text:style-name="P2"><text:soft-page-break/></text:p>
      <text:p text:style-name="P2"/>
      <text:p text:style-name="P2"/>
      <text:list text:style-name="L13">
        <text:list-item>
          <text:list>
            <text:list-item>
              <text:list>
                <text:list-item>
                  <text:p text:style-name="P21"><text:s text:c="3"/><text:span text:style-name="T8">Los servicios del agente JMX</text:span></text:p>
                  <text:list>
                    <text:list-item>
                      <text:p text:style-name="P21"><text:s text:c="2"/><text:span text:style-name="T8">Servicios de monitorización</text:span></text:p>
                    </text:list-item>
                  </text:list>
                </text:list-item>
              </text:list>
            </text:list-item>
          </text:list>
        </text:list-item>
      </text:list>
      <text:p text:style-name="P2"/>
      <text:p text:style-name="P2">Monitorizar es una actividad esencial para una aplicación de gestión. La instrumentación nos provee de información en bruto sobre el estado de una aplicación o componente. Los administradores especifican unos valores o rangos de valores aceptables parar la información de estado que la instrumentación ofrece. En muchos casos el administrador debe también especificar un curso de acción si la información del estado indica un problema (por ejemplo, si una aplicación se sale del rango de valores de funcionamiento seguro; o si una base de datos debe asegurar que el fichero que guarda las tables de la base de datos tiene suficiente espacio: si el fichero se empieza a llenar, podría enviar un e-mail a un administrador).</text:p>
      <text:p text:style-name="P2"/>
      <text:p text:style-name="P2">En nuestro caso, vamos a tener un monitor que observará los valores que toma un atributo de un MBean, es decir, el objeto observado, cada cierto periodo de tiempo. Después de la observación, el monitor calculará un valor que será el valor del atributo o la diferencia del valor observado entre la observación anterior. Si este indicador satisface cierta condición se envía una notificación de un tipo especifico de ese monitor a todos los interesados en recibir este tipo de eventos.</text:p>
      <text:p text:style-name="P2"/>
      <text:p text:style-name="P2">Existen tres tipos de monitores básicos:</text:p>
      <text:p text:style-name="P2"/>
      <text:list text:style-name="L14">
        <text:list-item>
          <text:p text:style-name="P22">Counter monitors: observan un entero positivo siempre incrementado y envía una notificación cuando excede cierto valor conocido como umbral o threshold.</text:p>
        </text:list-item>
        <text:list-item>
          <text:p text:style-name="P22">Gauge monitors: observan un entero que puede oscilar de una manera arbitraria. Aquí tendremos un umbral inferior y un umbral superior, mientras el entero oscile entre estos dos números no se enviará notificación alguna.</text:p>
        </text:list-item>
        <text:list-item>
          <text:p text:style-name="P22">String monitors: observan un string de un MBean y mandan una notificación cuando el valor es igual o difiere de un string predefinido.</text:p>
        </text:list-item>
      </text:list>
      <text:p text:style-name="P25"/>
      <text:p text:style-name="P25"/>
      <text:list text:style-name="L15">
        <text:list-item>
          <text:list>
            <text:list-item>
              <text:list>
                <text:list-item>
                  <text:list>
                    <text:list-item>
                      <text:p text:style-name="P34"><text:s text:c="4"/><text:span text:style-name="T8">Servicios de temporización</text:span></text:p>
                    </text:list-item>
                  </text:list>
                </text:list-item>
              </text:list>
            </text:list-item>
          </text:list>
        </text:list-item>
      </text:list>
      <text:p text:style-name="Standard"><text:span text:style-name="T8"/></text:p>
      <text:p text:style-name="P2">Muchas tareas de administración se ejecutan siguiendo una planificación. Por ejemplo, servidores web que guardan el log cada hora; estaciones de trabajo en las que se crean copias de seguridad todos os días a las 2 de la mañana, etc. Para que los desarrolladores puedan implementar esta planificación, JMX ofrece un servicio de temporización a través del timer service, que es también un MBean, por lo que también puede ser administrado. Este temporizador tiene dos usos primarios: enviar una notificación a todos los programas en escucha de ese tipo de notificación o enviar múltiples notificaciones que se repiten cada cierto intervalo un número de veces determinada o indefinida.</text:p>
      <text:p text:style-name="P2"/>
      <text:p text:style-name="P2">Para crear un temporizador necesitamos una instancia de él, para ello nos valemos del método de nuestro servidor MBean <text:span text:style-name="T3">createMBean()</text:span> (recordemos que el temporizador es realmente un MBean), especificando el tipo de notificación que se va a enviar, el mensaje, los datos y la fecha. Esta instancia queda identificada unívocamente por un entero ID. Para escuchar esa notificación, tenemos que enlazar una instancia de <text:span text:style-name="T3">NotificationListener</text:span> al la instancia del temporizador. Cuando se envía la notificación se invoca el método <text:span text:style-name="T3">handleNotification()</text:span> del objeto a la escucha junto con una instancia de <text:span text:style-name="T3">TimerNotification</text:span> que encapsula la información asociada con la notificación.</text:p>
      <text:p text:style-name="P2"/>
      <text:p text:style-name="P2"/>
      <text:p text:style-name="P2"><text:soft-page-break/></text:p>
      <text:list text:style-name="L16">
        <text:list-item>
          <text:list>
            <text:list-item>
              <text:list>
                <text:list-item>
                  <text:list>
                    <text:list-item>
                      <text:p text:style-name="P32"><text:s text:c="3"/>Servicios de relaciones <text:s/></text:p>
                    </text:list-item>
                  </text:list>
                </text:list-item>
              </text:list>
            </text:list-item>
          </text:list>
        </text:list-item>
      </text:list>
      <text:p text:style-name="P2"/>
      <text:p text:style-name="P2">Este servicio nos proporciona unas prestaciones para para asociar los MBeans entre ellos. Se usan clases de metadatos proporcionadas por el servicio para describir relaciones n-arias entre MBeans registrados, con el objetivo de mantener la consistencia de esas relaciones con el cumplimiento de la política de acción individual de cada uno de los MBeans. Usar este servicio para las relaciones tiene dos principales ventajas: </text:p>
      <text:p text:style-name="P2"/>
      <text:list text:style-name="L17">
        <text:list-item>
          <text:p text:style-name="P23">La relación entre MBeans queda formalizada en un tipo conocido que puede ser usado por el servicio de relaciones de la misma forma que se pueden usar los tipos simples de Java.</text:p>
        </text:list-item>
        <text:list-item>
          <text:p text:style-name="P23">El número de MBeans que pueden participar en esta relación puede ser regulado por el mismo servicio de relación.</text:p>
        </text:list-item>
      </text:list>
      <text:p text:style-name="P2"/>
      <text:p text:style-name="P2">Para amoldarse al servicio de relaciones, hay que entender previamente unos conceptos:</text:p>
      <text:p text:style-name="P2"/>
      <text:list text:style-name="L18">
        <text:list-item>
          <text:p text:style-name="P24"><text:span text:style-name="T1">Roles</text:span>: un rol describe los objetos MBeans que realizan un rol en particular.</text:p>
        </text:list-item>
        <text:list-item>
          <text:p text:style-name="P24"><text:span text:style-name="T1">Información de rol</text:span>: proporciona metainformación del rol, como el nombre del rol, mínimo y máximo número de MBeans que lo siguen, etc.</text:p>
        </text:list-item>
        <text:list-item>
          <text:p text:style-name="P24"><text:span text:style-name="T1">Tipos de relaciones</text:span>: también es metainformación, pero en este caso se describe la relación entre uno o más roles. Para ello se usa la clase interfaz <text:span text:style-name="T3">RelationType</text:span>, que proporciona información sobre el tipo de relación, como el nombre del tipo y los roles que hacen uso de él.</text:p>
        </text:list-item>
        <text:list-item>
          <text:p text:style-name="P24"><text:span text:style-name="T1">Relación</text:span>: es una instancia de un tipo de relación. Es crítica para el funcionamiento correcto del servicio de relaciones para mantener la consistencia de todos los tipos de relaciones. Proporciona una serie de restricciones para asegurar la consistencia desde la instancia de la relación. Si estas restricciones son violadas, se envía una notificación.</text:p>
        </text:list-item>
      </text:list>
      <text:p text:style-name="P2"/>
      <text:p text:style-name="P2"/>
      <text:p text:style-name="P2"/>
      <text:list text:style-name="L19">
        <text:list-item>
          <text:list>
            <text:list-item>
              <text:p text:style-name="P16"><text:s text:c="2"/>El nivel de adaptadores</text:p>
            </text:list-item>
          </text:list>
        </text:list-item>
      </text:list>
      <text:p text:style-name="P2"/>
      <text:p text:style-name="Standard"><text:span text:style-name="T6">Aquí es donde se nos permite implementar los adaptadores y los conectores en el servidor JMX para usar otros protocolos de gestión e implementar los MBeans que interactuarán con esos protocolos de gestión exponiendo sus atributos como recursos gestionables. Este nivel lo que realmente hace es crear un puente o enlace entre las tecnología existentes y las futuras. Para cada tecnología tendremos un adaptador o API de JMX que nos permitira este enlace, como por ejemplo el adaptador SNMP, el adaptador HTML, el adaptador RMI </text:span>(<text:span text:style-name="T7">Java Remote Method Invocation</text:span>)<text:span text:style-name="T6">. </text:span></text:p>
      <text:p text:style-name="P2"/>
      <text:p text:style-name="P2">Dependiendo de lo que queramos hacer, necesitaremos un conector o un adaptador. Un conector consiste en dos partes: un cliente proxy y un servidor. Con los conectores podemos ocultar los detalles específicos acerca de la localización de los recursos en una aplicación administrada. También nos presenta una vista consistente a través de una interfaz de un servidor MBean que está localizado en un espacio de proceso distinto al del servidor MBean local. Apartando el cliente proxy de los detalles de como enviar y recibir mensajes del servidor y vice versa, hace que sea innecesario para el servidor MBean saber su localización en la red.</text:p>
      <text:p text:style-name="P2"/>
      <text:p text:style-name="P2">Con un adaptador no tendremos la parte del cliente. El adaptador se ejecuta en el mismo lugar que el servidor y desglosa la la información del servidor MBean en una forma que sea entendible por el cliente.</text:p>
      <text:p text:style-name="P2"/>
      <text:p text:style-name="P2"/>
      <text:p text:style-name="P2"/>
      <text:list text:style-name="L20">
        <text:list-item>
          <text:p text:style-name="P13"><text:soft-page-break/>Conclusiones</text:p>
        </text:list-item>
      </text:list>
      <text:p text:style-name="P2"/>
      <text:p text:style-name="Standard"><text:span text:style-name="T6">Como hemos podido ver, JMX es una interesante opción para administrar aplicaciones en Java, sobre todo por la ventaja de ser adaptable a otros sistemas de gestión. Otra ventaja es la gran popularidad de JMX, lo cual hace que buscar documentación y ayuda sea sencillo. En la página de Sun Microsystems podemos encontrar la </text:span><text:a xlink:type="simple" xlink:href="http://java.sun.com/javase/6/docs/technotes/guides/jmx/spec.html">API</text:a><text:span text:style-name="T6"> donde se especifica JMX, </text:span><text:a xlink:type="simple" xlink:href="http://java.sun.com/javase/6/docs/technotes/guides/jmx/tutorial/tutorialTOC.html">manuales</text:a><text:span text:style-name="T6"> y </text:span><text:a xlink:type="simple" xlink:href="http://java.sun.com/javase/6/docs/technotes/guides/jmx/examples.html">ejemplos</text:a><text:span text:style-name="T6">.</text:span></text:p>
      <text:p text:style-name="P2"/>
      <text:p text:style-name="P2"/>
      <text:p text:style-name="P2"/>
      <text:list text:style-name="L21">
        <text:list-item>
          <text:p text:style-name="P11">Bibliografía</text:p>
        </text:list-item>
      </text:list>
      <text:p text:style-name="P2"/>
      <text:list text:style-name="L22">
        <text:list-item>
          <text:p text:style-name="P35"><text:span text:style-name="T6">J. Steven Perry, </text:span><text:span text:style-name="T4">Java Management Extensions</text:span><text:span text:style-name="T6"> (O'Reilly)</text:span></text:p>
        </text:list-item>
        <text:list-item>
          <text:p text:style-name="P35"><text:span text:style-name="T6">Heather Kreger, Ward Harold, Leigh Williamson, </text:span><text:span text:style-name="T4">Java™ and JMX: Building Manageable Systems</text:span><text:span text:style-name="T6"> (Addison Wesley)</text:span></text:p>
        </text:list-item>
        <text:list-item>
          <text:p text:style-name="P35"><text:span text:style-name="T6">Wikipedia (</text:span><text:a xlink:type="simple" xlink:href="http://wikipedia.org/">http://wikipedia.org</text:a><text:span text:style-name="T6">) </text:span></text:p>
        </text:list-item>
        <text:list-item>
          <text:p text:style-name="P35"><text:span text:style-name="T6">Sun Developer Network (</text:span><text:a xlink:type="simple" xlink:href="http://java.sun.com/javase/technologies/core/mntr-mgmt/javamanagement/">http://java.sun.com/javase/technologies/core/mntr-mgmt/javamanagement/</text:a><text:span text:style-name="T6">)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pitch="variable" style:font-charset="x-symbol"/>
    <style:font-face style:name="StarSymbol1" svg:font-family="StarSymbol"/>
    <style:font-face style:name="Bitstream Vera Sans Mono" svg:font-family="'Bitstream Vera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digo" style:family="paragraph" style:parent-style-name="Standard" style:class="text">
      <style:text-properties style:font-name="Bitstream Vera Sans Mono" fo:font-size="10pt" style:text-underline-style="none" style:font-size-asian="10pt" style:font-size-complex="10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creation-date>2008-06-01T13:27:08</meta:creation-date>
    <dc:date>2008-06-06T19:26:30</dc:date>
    <meta:editing-cycles>35</meta:editing-cycles>
    <meta:editing-duration>PT17H10M51S</meta:editing-duration>
    <meta:user-defined meta:name="Información 1"/>
    <meta:user-defined meta:name="Información 2"/>
    <meta:user-defined meta:name="Información 3"/>
    <meta:user-defined meta:name="Información 4"/>
    <meta:document-statistic meta:table-count="0" meta:image-count="0" meta:object-count="0" meta:page-count="9" meta:paragraph-count="143" meta:word-count="3119" meta:character-count="20922"/>
  </office:meta>
</office:document-meta>
</file>